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fo:font-weight="normal" officeooo:rsid="0012961e" officeooo:paragraph-rsid="0012961e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margin-top="0cm" fo:margin-bottom="0.499cm" style:contextual-spacing="false" style:line-height-at-least="0.503cm"/>
      <style:text-properties fo:color="#d4d4d4" loext:opacity="100%" style:font-name="Droid Sans Mono" fo:font-size="10.5pt" fo:font-weight="normal" fo:background-color="#1e1e1e"/>
    </style:style>
    <style:style style:name="P4" style:family="paragraph" style:parent-style-name="Standard">
      <style:text-properties officeooo:rsid="0018abde" officeooo:paragraph-rsid="0018abde"/>
    </style:style>
    <style:style style:name="P5" style:family="paragraph" style:parent-style-name="Standard">
      <style:text-properties fo:font-variant="normal" fo:text-transform="none" fo:color="#000000" loext:opacity="100%" style:font-name="Times new roman" fo:font-size="12pt" fo:letter-spacing="normal" fo:font-style="normal" fo:font-weight="normal" officeooo:rsid="0018abde" officeooo:paragraph-rsid="001a2e1e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Times new roman" fo:font-weight="normal" style:font-weight-asian="normal" style:font-weight-complex="normal"/>
    </style:style>
    <style:style style:name="P8" style:family="paragraph" style:parent-style-name="Standard">
      <style:text-properties style:font-name="Times new roman" fo:font-size="12pt" fo:font-weight="normal" officeooo:rsid="0018abde" officeooo:paragraph-rsid="001a2e1e" style:font-size-asian="12pt" style:font-weight-asian="normal" style:font-size-complex="12pt" style:font-weight-complex="normal"/>
    </style:style>
    <style:style style:name="T1" style:family="text">
      <style:text-properties officeooo:rsid="00171afd"/>
    </style:style>
    <style:style style:name="T2" style:family="text">
      <style:text-properties fo:font-variant="normal" fo:text-transform="none" fo:color="#000000" loext:opacity="100%" fo:letter-spacing="normal"/>
    </style:style>
    <style:style style:name="T3" style:family="text">
      <style:text-properties fo:font-variant="normal" fo:text-transform="none" fo:color="#000000" loext:opacity="100%" fo:letter-spacing="normal" fo:font-style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ice Job3 R:</text:p>
      <text:p text:style-name="P2"/>
      <text:p text:style-name="P7">#Installa il package per utilizzare SQL</text:p>
      <text:p text:style-name="P7">install.packages("sqldf")</text:p>
      <text:p text:style-name="P7"/>
      <text:p text:style-name="P7">#Avvia la libreria SQLite</text:p>
      <text:p text:style-name="P7">library(sqldf)</text:p>
      <text:p text:style-name="P7"/>
      <text:p text:style-name="P7">#Legge file da directory</text:p>
      <text:p text:style-name="P7">file_contabilità &lt;- read.csv("/home/manuel/Scrivania/BigData/HW/Ordini.csv", header=FALSE)</text:p>
      <text:p text:style-name="P7"/>
      <text:p text:style-name="P7">#Rinomina le colonne del file Ordini.cvs</text:p>
      <text:p text:style-name="P7">names(file_contabilità) &lt;- c("Tipologia", "Data", "Prezzo")</text:p>
      <text:p text:style-name="P7"/>
      <text:p text:style-name="P7">#Avvia Query SQL</text:p>
      <text:p text:style-name="P7">risultato &lt;- sqldf("</text:p>
      <text:p text:style-name="P7">WITH VenditeMensili AS (</text:p>
      <text:p text:style-name="P7">SELECT </text:p>
      <text:p text:style-name="P7">SUBSTR(Data, 1, 4) AS Anno,</text:p>
      <text:p text:style-name="P7">SUBSTR(Data, 5, 2) AS Mese,</text:p>
      <text:p text:style-name="P7">SUM(Prezzo) AS TotaleVendite</text:p>
      <text:p text:style-name="P7">FROM </text:p>
      <text:p text:style-name="P7">file_contabilità</text:p>
      <text:p text:style-name="P7">WHERE</text:p>
      <text:p text:style-name="P7">Tipologia = 'FATTURA' OR Tipologia = 'RICEVUTA'</text:p>
      <text:p text:style-name="P7">GROUP BY </text:p>
      <text:p text:style-name="P7">Anno, Mese</text:p>
      <text:p text:style-name="P7">)</text:p>
      <text:p text:style-name="P7"/>
      <text:p text:style-name="P7">SELECT </text:p>
      <text:p text:style-name="P7">vm.Anno AS Anno, </text:p>
      <text:p text:style-name="P7">vm.Mese AS Mese, </text:p>
      <text:p text:style-name="P7">vm.TotaleVendite AS TotaleVendite</text:p>
      <text:p text:style-name="P7">FROM </text:p>
      <text:p text:style-name="P7">VenditeMensili vm</text:p>
      <text:p text:style-name="P7">JOIN (</text:p>
      <text:p text:style-name="P7">SELECT </text:p>
      <text:p text:style-name="P7">Anno,</text:p>
      <text:p text:style-name="P7">MAX(TotaleVendite) AS MaxVendite</text:p>
      <text:p text:style-name="P7">FROM </text:p>
      <text:p text:style-name="P7">VenditeMensili</text:p>
      <text:p text:style-name="P7">GROUP BY </text:p>
      <text:p text:style-name="P7">Anno</text:p>
      <text:p text:style-name="P7">) AS SubQuery</text:p>
      <text:p text:style-name="P7">ON </text:p>
      <text:p text:style-name="P7">vm.Anno = SubQuery.Anno AND vm.TotaleVendite = SubQuery.MaxVendite</text:p>
      <text:p text:style-name="P7">ORDER BY </text:p>
      <text:p text:style-name="P7">vm.Anno;</text:p>
      <text:p text:style-name="P7"/>
      <text:p text:style-name="P7">")</text:p>
      <text:p text:style-name="P7"/>
      <text:p text:style-name="P7">#Stampa Risultato</text:p>
      <text:p text:style-name="P7"><text:soft-page-break/>print(risultato)</text:p>
      <text:p text:style-name="P7"/>
      <text:p text:style-name="P7"># Combina Anno e Mese per ottenere una rappresentazione nel formato "YYYY-MM"</text:p>
      <text:p text:style-name="P7">risultato$Periodo &lt;- paste(risultato$Anno, risultato$Mese, sep="-")</text:p>
      <text:p text:style-name="P7"/>
      <text:p text:style-name="P7"># Converte la colonna Anno in numerico</text:p>
      <text:p text:style-name="P7">risultato$Anno &lt;- as.numeric(risultato$Anno)</text:p>
      <text:p text:style-name="P7"/>
      <text:p text:style-name="P7"># Salva i risultati nel file job1.csv</text:p>
      <text:p text:style-name="P7">write.csv(risultato, file = "/home/manuel/Scrivania/BigData/HW/HW Mio/job<text:span text:style-name="T1">3</text:span>.csv", row.names = FALSE)</text:p>
      <text:p text:style-name="P7"/>
      <text:p text:style-name="P7"># Salva il grafico</text:p>
      <text:p text:style-name="P7">png(filename="/home/manuel/Scrivania/BigData/HW/HW Mio/job<text:span text:style-name="T1">3</text:span>grafico.png",width=1200, height=800)</text:p>
      <text:p text:style-name="P7"/>
      <text:p text:style-name="P7"># Calcola il valore massimo più un margine del 10%</text:p>
      <text:p text:style-name="P7">max_val_con_margine = max(risultato$TotaleVendite) * 1.10</text:p>
      <text:p text:style-name="P7"/>
      <text:p text:style-name="P7"># Crea un bar plot</text:p>
      <text:p text:style-name="P7">grafico = barplot(risultato$TotaleVendite, </text:p>
      <text:p text:style-name="P7">names.arg=risultato$Periodo, </text:p>
      <text:p text:style-name="P7">main="Maggiori Vendite per Mese per Anno",</text:p>
      <text:p text:style-name="P7">xlab="",</text:p>
      <text:p text:style-name="P7">ylab="<text:span text:style-name="T1">Valori</text:span>",</text:p>
      <text:p text:style-name="P7">col="lightblue",</text:p>
      <text:p text:style-name="P7">border="black",</text:p>
      <text:p text:style-name="P7">las=2,</text:p>
      <text:p text:style-name="P7">ylim=c(0, max_val_con_margine) # Imposta i limiti dell'asse y</text:p>
      <text:p text:style-name="P7">)</text:p>
      <text:p text:style-name="P7"/>
      <text:p text:style-name="P7"># Aggiungi valori al grafico</text:p>
      <text:p text:style-name="P7">text(grafico, risultato$TotaleVendite + 0.5, labels=round(risultato$TotaleVendite, 0), pos=3, cex=0.8)</text:p>
      <text:p text:style-name="P7"/>
      <text:p text:style-name="P7"># Chiudi il dispositivo di output, salvando l'immagine</text:p>
      <text:p text:style-name="P7">dev.off()</text:p>
      <text:p text:style-name="P2"/>
      <text:p text:style-name="P3"/>
      <text:p text:style-name="P4">Codice in MapReduce:</text:p>
      <text:p text:style-name="P4"/>
      <text:p text:style-name="P5"><text:bookmark text:name="code_wrap1"/><text:bookmark text:name="2_part1"/>function jobInputSplit(input_str){<text:line-break/>return input_str.split('\n').filter(function(ordine){<text:line-break/>return (ordine.split(',')[0] === 'FATTURA' ||</text:p>
      <text:p text:style-name="P8"><text:bookmark text:name="code_wrap"/><text:bookmark text:name="2_part"/><text:span text:style-name="T3">ordine.split(',')[0] === 'RICEVUTA');</text:span><text:span text:style-name="T2"> </text:span><text:span text:style-name="T3">});<text:line-break/>}</text:span></text:p>
      <text:p text:style-name="P6"/>
      <text:p text:style-name="P6">function jobMap(V_In_Map){</text:p>
      <text:p text:style-name="P6">return V_In_Map.map(function(item){<text:line-break/>var vendita = item.split(',');<text:line-break/>return keyVal(vendita[1].substring(0, 6), vendita[2]);<text:line-break/><text:soft-page-break/>});<text:line-break/>}</text:p>
      <text:p text:style-name="P6"/>
      <text:p text:style-name="P6">function jobReduce(K_In_Reduce_V_In_Reduce){</text:p>
      <text:p text:style-name="P6">var fatturato_aaaamm = K_In_Reduce_V_In_Reduce.map(function(items){<text:line-break/>var K_In_Reduce = items.split(S[0])[0];<text:line-break/>var V_In_Reduce = items.split(S[0])[1].split(S[1]);<text:line-break/>var Reduce = V_In_Reduce.reduce(function (accumulator, item)<text:line-break/>{<text:line-break/>return parseFloat(accumulator) + parseFloat(item);<text:line-break/>});<text:line-break/>return keyVal(K_In_Reduce, Reduce.toFixed(2));<text:line-break/>});<text:line-break/>var V_Out_Map2 = merge(<text:line-break/>fatturato_aaaamm.map(function(item) {<text:line-break/>var arr = item.split(S[0]);<text:line-break/>var key = arr[0].substring(0, 4);//anno</text:p>
      <text:p text:style-name="P6">var val=arr[0].substring(4,6).concat(S[2]).concat(arr[1].toString()); </text:p>
      <text:p text:style-name="P6">//meseimporto</text:p>
      <text:p text:style-name="P6">return keyVal(key, val);<text:line-break/>})<text:line-break/>);<text:line-break/>var V_Out_Reduce2 = V_Out_Map2.map(function (items){<text:line-break/>var K_In_Reduce = items.split(S[0])[0]; //anno<text:line-break/>var V_In_Reduce = items.split(S[0])[1].split(S[1]);<text:line-break/>//meseimporto<text:line-break/>var Reduce = V_In_Reduce.reduce(function (maxItem,<text:line-break/>currentItem) {<text:line-break/>var maxImporto = 1 * maxItem.split(S[2])[1];<text:line-break/>var currentImporto = 1 * currentItem.split(S[2])[1];<text:line-break/>return currentImporto &gt; maxImporto ? currentItem : maxItem;<text:line-break/>});<text:line-break/>return keyVal(K_In_Reduce, Reduce.split(S[2])[0]);<text:line-break/>});<text:line-break/>return V_Out_Reduce2;<text:line-break/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10:12:50.949046358</meta:creation-date>
    <dc:date>2023-09-28T08:28:25.514659071</dc:date>
    <meta:editing-duration>PT14M55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3" meta:paragraph-count="80" meta:word-count="365" meta:character-count="3350" meta:non-whitespace-character-count="3050"/>
  </office:meta>
</office:document-meta>
</file>